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9000000AE97CC7B8C7BC0A1BC.png" manifest:media-type="image/png"/>
  <manifest:file-entry manifest:full-path="Pictures/10000001000002B30000014B296E2F01ED6438B6.png" manifest:media-type="image/png"/>
  <manifest:file-entry manifest:full-path="Pictures/1000000100000201000000B8209A37E64AB4E4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x="-0.212cm" svg:y="7.17cm" svg:width="17cm" svg:height="8.142cm" draw:z-index="0"><draw:image xlink:href="Pictures/10000001000002B30000014B296E2F01ED6438B6.png" xlink:type="simple" xlink:show="embed" xlink:actuate="onLoad" draw:mime-type="image/png"/></draw:frame><draw:frame draw:style-name="fr1" draw:name="Figura3" text:anchor-type="char" svg:x="1.21cm" svg:y="16.697cm" svg:width="13.575cm" svg:height="4.868cm" draw:z-index="1"><draw:image xlink:href="Pictures/1000000100000201000000B8209A37E64AB4E4C3.png" xlink:type="simple" xlink:show="embed" xlink:actuate="onLoad" draw:mime-type="image/png"/></draw:frame><draw:frame draw:style-name="fr1" draw:name="Figura1" text:anchor-type="char" svg:x="0.549cm" svg:y="1.561cm" svg:width="15.903cm" svg:height="4.604cm" draw:z-index="2"><draw:image xlink:href="Pictures/1000000100000259000000AE97CC7B8C7BC0A1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07T14:39:27.464000000</meta:creation-date>
    <dc:date>2025-05-07T14:43:56.796000000</dc:date>
    <meta:editing-duration>PT4M31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